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d052" officeooo:paragraph-rsid="000cd052"/>
    </style:style>
    <style:style style:name="P2" style:family="paragraph" style:parent-style-name="Standard">
      <style:paragraph-properties fo:text-align="center" style:justify-single-word="false"/>
      <style:text-properties officeooo:rsid="000cd052" officeooo:paragraph-rsid="000cd052"/>
    </style:style>
    <style:style style:name="P3" style:family="paragraph" style:parent-style-name="Standard">
      <style:paragraph-properties fo:text-align="justify" style:justify-single-word="false"/>
      <style:text-properties officeooo:rsid="000cd052" officeooo:paragraph-rsid="000cd052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0cd052" officeooo:paragraph-rsid="000cd052"/>
    </style:style>
    <style:style style:name="P5" style:family="paragraph" style:parent-style-name="Standard" style:list-style-name="L1">
      <style:paragraph-properties fo:text-align="justify" style:justify-single-word="false"/>
      <style:text-properties style:text-underline-style="solid" style:text-underline-width="auto" style:text-underline-color="font-color" officeooo:rsid="000cd052" officeooo:paragraph-rsid="000cd0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 del Valle de Guatemala</text:p>
      <text:p text:style-name="P1">Sistemas y Tecnologías Web</text:p>
      <text:p text:style-name="P1">Carlos Arroyave 16774</text:p>
      <text:p text:style-name="P1"/>
      <text:p text:style-name="P2">Laboratorio: “To Do List”</text:p>
      <text:p text:style-name="P2"/>
      <text:p text:style-name="P3">Estados:</text:p>
      <text:list xml:id="list5577721538203444064" text:style-name="L1">
        <text:list-item>
          <text:p text:style-name="P4">mensaje: contiene un array, que tiene tanto el nombre de la tarea, así como el estado de la tarea. Si es falso la tarea no esta completada y si es verdadera la tarea esta finalizada.</text:p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4:32:55.165125081</meta:creation-date>
    <dc:date>2018-07-23T14:42:40.613519808</dc:date>
    <meta:editing-duration>PT9M47S</meta:editing-duration>
    <meta:editing-cycles>1</meta:editing-cycles>
    <meta:document-statistic meta:table-count="0" meta:image-count="0" meta:object-count="0" meta:page-count="1" meta:paragraph-count="7" meta:word-count="54" meta:character-count="298" meta:non-whitespace-character-count="252"/>
    <meta:generator>LibreOffice/5.1.6.2$Linux_X86_64 LibreOffice_project/10m0$Build-2</meta:generator>
  </office:meta>
</office:document-meta>
</file>